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25.712cm" fo:margin-left="0cm" fo:margin-right="-0.012cm" table:align="margins"/>
    </style:style>
    <style:style style:name="Table1.A" style:family="table-column">
      <style:table-column-properties style:column-width="1.058cm" style:rel-column-width="2697*"/>
    </style:style>
    <style:style style:name="Table1.B" style:family="table-column">
      <style:table-column-properties style:column-width="5.98cm" style:rel-column-width="15240*"/>
    </style:style>
    <style:style style:name="Table1.C" style:family="table-column">
      <style:table-column-properties style:column-width="18.674cm" style:rel-column-width="4759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25.712cm" fo:margin-left="0cm" fo:margin-right="-0.012cm" table:align="margins"/>
    </style:style>
    <style:style style:name="Table2.A" style:family="table-column">
      <style:table-column-properties style:column-width="1.005cm" style:rel-column-width="2562*"/>
    </style:style>
    <style:style style:name="Table2.B" style:family="table-column">
      <style:table-column-properties style:column-width="6.085cm" style:rel-column-width="15510*"/>
    </style:style>
    <style:style style:name="Table2.C" style:family="table-column">
      <style:table-column-properties style:column-width="18.621cm" style:rel-column-width="47463*"/>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25.712cm" fo:margin-left="0cm" fo:margin-right="-0.012cm" table:align="margins"/>
    </style:style>
    <style:style style:name="Table3.A" style:family="table-column">
      <style:table-column-properties style:column-width="0.951cm" style:rel-column-width="2423*"/>
    </style:style>
    <style:style style:name="Table3.B" style:family="table-column">
      <style:table-column-properties style:column-width="6.165cm" style:rel-column-width="15712*"/>
    </style:style>
    <style:style style:name="Table3.C" style:family="table-column">
      <style:table-column-properties style:column-width="18.597cm" style:rel-column-width="4740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ize="12pt" fo:font-weight="bold" style:font-size-asian="12pt" style:font-weight-asian="bold" style:font-size-complex="12pt" style:font-weight-complex="bold"/>
    </style:style>
    <style:style style:name="P2" style:family="paragraph" style:parent-style-name="Table_20_Contents">
      <style:text-properties fo:font-weight="normal" style:font-weight-asian="normal" style:font-weight-complex="normal"/>
    </style:style>
    <style:style style:name="P3" style:family="paragraph" style:parent-style-name="Table_20_Contents">
      <style:text-properties fo:font-weight="bold" style:font-weight-asian="bold" style:font-weight-complex="bold"/>
    </style:style>
    <style:style style:name="P4" style:family="paragraph" style:parent-style-name="Signature">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Heading_20_2">
      <style:paragraph-properties fo:break-before="page"/>
    </style:style>
    <style:style style:name="P7" style:family="paragraph" style:parent-style-name="Table_20_Contents">
      <style:text-properties fo:font-size="12pt" fo:font-weight="bold" style:font-size-asian="12pt" style:font-weight-asian="bold" style:font-size-complex="12pt" style:font-weight-complex="bold"/>
    </style:style>
    <style:style style:name="P8" style:family="paragraph" style:parent-style-name="Table_20_Contents">
      <style:text-properties fo:font-weight="normal" style:font-weight-asian="normal" style:font-weight-complex="normal"/>
    </style:style>
    <style:style style:name="P9" style:family="paragraph" style:parent-style-name="Title" style:master-page-name="Landscape">
      <style:paragraph-properties style:page-number="auto"/>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style="normal" fo:font-weight="bold" style:font-size-asian="12pt" style:font-style-asian="normal" style:font-weight-asian="bold" style:font-size-complex="12pt" style:font-style-complex="normal" style:font-weight-complex="bol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otlatch Requirements</text:p>
      <text:p text:style-name="P4">Mark H. Butler (<text:a xlink:type="simple" xlink:href="mailto:markhenrybutler@gmail.com" text:style-name="Internet_20_link" text:visited-style-name="Visited_20_Internet_20_Link">markhenrybutler@gmail.com</text:a>)</text:p>
      <text:p text:style-name="P5">Sunday 19<text:span text:style-name="T3">th</text:span> October 2014</text:p>
      <text:h text:style-name="Heading_20_2" text:outline-level="2">User support features</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No.</text:p>
          </table:table-cell>
          <table:table-cell table:style-name="Table1.A1" office:value-type="string">
            <text:p text:style-name="Table_20_Contents">Requirement </text:p>
          </table:table-cell>
          <table:table-cell table:style-name="Table1.C1" office:value-type="string">
            <text:p text:style-name="Table_20_Contents">Satisfied?</text:p>
          </table:table-cell>
        </table:table-row>
        <table:table-row>
          <table:table-cell table:style-name="Table1.A2" office:value-type="float" office:value="1">
            <text:p text:style-name="Table_20_Contents">1</text:p>
          </table:table-cell>
          <table:table-cell table:style-name="Table1.B2" office:value-type="string">
            <text:p text:style-name="Table_20_Contents">Supports multiple users via individual user accounts </text:p>
          </table:table-cell>
          <table:table-cell table:style-name="Table1.C2" office:value-type="string">
            <text:p text:style-name="Table_20_Contents">Yes the application supports multiple users via individual accounts. This is demonstrated in the video.</text:p>
            <text:p text:style-name="P1">PotlatchClient/src/com/pataniqa/coursera/potlatch/ui/LoginActivity.java (lines 49 - 64)</text:p>
            <text:p text:style-name="P1">PotlatchServer/src/main/java/com/pataniqa/coursera/potlatch/auth/OAuth2SecurityConfiguration.java (lines 88 – 106).</text:p>
          </table:table-cell>
        </table:table-row>
        <table:table-row>
          <table:table-cell table:style-name="Table1.A2" office:value-type="float" office:value="2">
            <text:p text:style-name="Table_20_Contents">2</text:p>
          </table:table-cell>
          <table:table-cell table:style-name="Table1.B2" office:value-type="string">
            <text:p text:style-name="Table_20_Contents">Contains one user facing function only available to authenticated users</text:p>
          </table:table-cell>
          <table:table-cell table:style-name="Table1.C2" office:value-type="string">
            <text:p text:style-name="Table_20_Contents">Authentication is required to access all functions. Users have to login before they can view or create gifts as demonstrated in the video. </text:p>
            <text:p text:style-name="Table_20_Contents"><text:span text:style-name="T5">PotlatchServer/src/main/java/com/pataniqa/coursera/potlatch/auth/</text:span><text:span text:style-name="T1">Oauth2SecurityConfiguration.java (lines 124 – 154).</text:span></text:p>
          </table:table-cell>
        </table:table-row>
        <table:table-row>
          <table:table-cell table:style-name="Table1.A2" office:value-type="float" office:value="3">
            <text:p text:style-name="Table_20_Contents">3</text:p>
          </table:table-cell>
          <table:table-cell table:style-name="Table1.B2" office:value-type="string">
            <text:p text:style-name="Table_20_Contents">Users can navigate between 3 or more interface screens at runtime</text:p>
          </table:table-cell>
          <table:table-cell table:style-name="Table1.C2" office:value-type="string">
            <text:p text:style-name="Table_20_Contents">There four main screens: login, gift view, gift creation / editing and user preferences. This is demonstrated in the video. </text:p>
            <text:p text:style-name="P3">PotlatchClient/res/layout/list_gift_activity.xml</text:p>
            <text:p text:style-name="P3">PotlatchClient/res/layout/login_activity.xml</text:p>
            <text:p text:style-name="P3">PotlatchClient/res/layout/view_gift.xml</text:p>
            <text:p text:style-name="P3">PotlatchClient/res/xml/preferences.xml</text:p>
            <text:p text:style-name="Table_20_Contents"><text:span text:style-name="T5">PotlatchClient/src/com/pataniqa/coursera/potlatch/ui/</text:span><text:span text:style-name="T1">LoginActivity.java (lines 37 -46)</text:span></text:p>
            <text:p text:style-name="Table_20_Contents"><text:span text:style-name="T5">PotlatchClient/src/com/pataniqa/coursera/potlatch/ui/</text:span><text:span text:style-name="T1">ListGiftsActivity.java (lines 67 - 74)</text:span></text:p>
            <text:p text:style-name="Table_20_Contents"><text:span text:style-name="T5">PotlatchClient/src/com/pataniqa/coursera/potlatch/ui/</text:span><text:span text:style-name="T1">SettingsActitivy.java (lines 25 - 34)</text:span></text:p>
            <text:p text:style-name="Table_20_Contents"><text:span text:style-name="T5">PotlatchClient/src/com/pataniqa/coursera/potlatch/ui/Create</text:span><text:span text:style-name="T1">GiftActivity.java (lines 28 - 38)</text:span></text:p>
          </table:table-cell>
        </table:table-row>
      </table:table>
      <text:h text:style-name="Heading_20_2" text:outline-level="2"/>
      <text:h text:style-name="P6" text:outline-level="2">Technical Feature Requirements</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No.</text:p>
          </table:table-cell>
          <table:table-cell table:style-name="Table2.A1" office:value-type="string">
            <text:p text:style-name="Table_20_Contents">Requirement</text:p>
          </table:table-cell>
          <table:table-cell table:style-name="Table2.C1" office:value-type="string">
            <text:p text:style-name="Table_20_Contents">Satisfied?</text:p>
          </table:table-cell>
        </table:table-row>
        <table:table-row>
          <table:table-cell table:style-name="Table2.A2" office:value-type="float" office:value="4">
            <text:p text:style-name="Table_20_Contents">4</text:p>
          </table:table-cell>
          <table:table-cell table:style-name="Table2.B2" office:value-type="string">
            <text:p text:style-name="Table_20_Contents">App implementation must comprise of at least 1 instance of at least 2 of the following fundamental Android components: Activity, BroadcastReceiver, Service, ContentProvider</text:p>
          </table:table-cell>
          <table:table-cell table:style-name="Table2.C2" office:value-type="string">
            <text:p text:style-name="Table_20_Contents">The application uses 9 Android activities.</text:p>
            <text:p text:style-name="P1">PotlatchClient/src/com/pataniqa/coursera/potlatch/ui/GiftActivity.java (line 44) </text:p>
            <text:p text:style-name="Table_20_Contents"><text:span text:style-name="T5">PotlatchClient/src/com/pataniqa/coursera/potlatch/ui/</text:span><text:span text:style-name="T1">LoginActivity.java (line 27)</text:span></text:p>
            <text:p text:style-name="Table_20_Contents"><text:span text:style-name="T5">PotlatchClient/src/com/pataniqa/coursera/potlatch/ui/</text:span><text:span text:style-name="T1">ListGiftsActivity.java (line 42)</text:span></text:p>
            <text:p text:style-name="Table_20_Contents"><text:span text:style-name="T5">PotlatchClient/src/com/pataniqa/coursera/potlatch/ui/</text:span><text:span text:style-name="T1">SettingsActivity.java (line 14)</text:span></text:p>
            <text:p text:style-name="Table_20_Contents"><text:span text:style-name="T5">PotlatchClient/src/com/pataniqa/coursera/potlatch/ui/</text:span><text:span text:style-name="T1">ViewGiftActivity.java (line 44)</text:span></text:p>
            <text:p text:style-name="Table_20_Contents"><text:span text:style-name="T4">I</text:span>t uses a service for uploading images and videos in the background</text:p>
            <text:p text:style-name="Table_20_Contents"><text:span text:style-name="T6">PotlatchClient/src/com/pataniqa/coursera/potlatch/ui/</text:span><text:span text:style-name="T2">UploadService.java</text:span><text:span text:style-name="T1"> (line 35)</text:span></text:p>
          </table:table-cell>
        </table:table-row>
        <table:table-row>
          <table:table-cell table:style-name="Table2.A2" office:value-type="float" office:value="5">
            <text:p text:style-name="Table_20_Contents">5</text:p>
          </table:table-cell>
          <table:table-cell table:style-name="Table2.B2" office:value-type="string">
            <text:p text:style-name="Table_20_Contents">App must interact over the network via HTTP</text:p>
          </table:table-cell>
          <table:table-cell table:style-name="Table2.C2" office:value-type="string">
            <text:p text:style-name="Table_20_Contents">This is demonstrated in the video. </text:p>
            <text:p text:style-name="P3">PotlatchCommon/src/main/java/com/pataniqa/coursera/potlatch/store/remote/RemoteGiftApi.java (lines 29 - 125)</text:p>
            <text:p text:style-name="P3">PotlatchCommon/src/main/java/com/pataniqa/coursera/potlatch/store/remote/RemoteGiftChainApi.java (lines 22 - 40)</text:p>
            <text:p text:style-name="P3">PotlatchCommon/src/main/java/com/pataniqa/coursera/potlatch/store/remote/RemoteUserApi.java (lines 22 - 39)</text:p>
          </table:table-cell>
        </table:table-row>
        <table:table-row>
          <table:table-cell table:style-name="Table2.A2" office:value-type="float" office:value="6">
            <text:p text:style-name="Table_20_Contents">6</text:p>
          </table:table-cell>
          <table:table-cell table:style-name="Table2.B2" office:value-type="string">
            <text:p text:style-name="Table_20_Contents">App must interact with at least one remotely-hosted Java Spring-based service</text:p>
          </table:table-cell>
          <table:table-cell table:style-name="Table2.C2" office:value-type="string">
            <text:p text:style-name="Table_20_Contents">This is demonstrated in the video. The server is the PotlatchServer project. </text:p>
            <text:p text:style-name="P3">PotlatchServer/src/main/java/com/pataniqa/coursera/potlatch/server/Application.java (line 30 - 35)</text:p>
          </table:table-cell>
        </table:table-row>
        <table:table-row>
          <table:table-cell table:style-name="Table2.A2" office:value-type="float" office:value="7">
            <text:p text:style-name="Table_20_Contents">7</text:p>
          </table:table-cell>
          <table:table-cell table:style-name="Table2.B2" office:value-type="string">
            <text:p text:style-name="Table_20_Contents">App must use at least one advanced capability or API from the following list (covered in the MoCCA specialization): multimedia playback, touch gestures, sensors, animation.</text:p>
          </table:table-cell>
          <table:table-cell table:style-name="Table2.C2" office:value-type="string">
            <text:p text:style-name="Table_20_Contents">The intention was that the app would support uploading, downloading and playing videos, which is a form of multimedia playback.</text:p>
            <text:p text:style-name="Table_20_Contents"><text:span text:style-name="T5">PotlatchClient/src/com/pataniqa/coursera/potlatch/ui/</text:span><text:span text:style-name="T1">VideoDetailActivity.java (line 76)</text:span></text:p>
            <text:p text:style-name="Table_20_Contents"><text:span text:style-name="T5">PotlatchClient/src/com/pataniqa/coursera/potlatch/ui/</text:span><text:span text:style-name="T1">ViewGiftActivity.java (line 151)</text:span></text:p>
            <text:p text:style-name="P2">However this feature is not fully implemented. It allows users to record videos and it displays thumbnails from the videos but the code to allow playback of videos seems to be broken – it just displays a thumbnail from the image rather than creating the media controller to allow playback.</text:p>
          </table:table-cell>
        </table:table-row>
      </table:table>
      <text:h text:style-name="Heading_20_2" text:outline-level="2"/>
      <text:h text:style-name="P6" text:outline-level="2">Project Specific Requirements</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No.</text:p>
          </table:table-cell>
          <table:table-cell table:style-name="Table3.A1" office:value-type="string">
            <text:p text:style-name="Table_20_Contents">Requirement</text:p>
          </table:table-cell>
          <table:table-cell table:style-name="Table3.C1" office:value-type="string">
            <text:p text:style-name="Table_20_Contents">Satisfied?</text:p>
          </table:table-cell>
        </table:table-row>
        <table:table-row>
          <table:table-cell table:style-name="Table3.A2" office:value-type="float" office:value="8">
            <text:p text:style-name="Table_20_Contents">8</text:p>
          </table:table-cell>
          <table:table-cell table:style-name="Table3.B2" office:value-type="string">
            <text:p text:style-name="Table_20_Contents">App defines a Gift as a unit of data containing an image, a title and an optional accompanying text.</text:p>
          </table:table-cell>
          <table:table-cell table:style-name="Table3.C2" office:value-type="string">
            <text:p text:style-name="Table_20_Contents">Yes. This is demonstrated in the video. </text:p>
            <text:p text:style-name="P3">PotlatchCommon/src/main/java/com/pataniqa/coursera/potlatch/model/Gift.java (lines 30 - 40)</text:p>
          </table:table-cell>
        </table:table-row>
        <table:table-row>
          <table:table-cell table:style-name="Table3.A2" office:value-type="float" office:value="9">
            <text:p text:style-name="Table_20_Contents">9</text:p>
          </table:table-cell>
          <table:table-cell table:style-name="Table3.B2" office:value-type="string">
            <text:p text:style-name="Table_20_Contents">App defines a Gift as a unit of data containing an image, a title and optional accompanying text. A User can create a gift by taking a picture (or optionally by selecting an image already stored on the device) entering a title, and optionally typing in accompanying text.</text:p>
          </table:table-cell>
          <table:table-cell table:style-name="Table3.C2" office:value-type="string">
            <text:p text:style-name="Table_20_Contents">This is demonstrated in the video. Due to emulator limitations the video demonstrates selecting an existing image rather than taking a new image or uploading a video.<text:span text:style-name="T1"> </text:span></text:p>
            <text:p text:style-name="Table_20_Contents"><text:span text:style-name="T5">PotlatchClient/src/com/pataniqa/coursera/potlatch/ui/</text:span><text:span text:style-name="T1">ViewGiftActivity.java (lines 83 – 105 and 127 - 162)</text:span></text:p>
          </table:table-cell>
        </table:table-row>
        <table:table-row>
          <table:table-cell table:style-name="Table3.A2" office:value-type="float" office:value="10">
            <text:p text:style-name="Table_20_Contents">10</text:p>
          </table:table-cell>
          <table:table-cell table:style-name="Table3.B2" office:value-type="string">
            <text:p text:style-name="Table_20_Contents">Once the Gift is complete the User can post the Gift to a Gift Chain (which is one or more related Gifts). </text:p>
          </table:table-cell>
          <table:table-cell table:style-name="Table3.C2" office:value-type="string">
            <text:p text:style-name="Table_20_Contents">This is demonstrated in the video. The user selects the gift chain by typing the gift chain name. The text box supports gift name autocompletion. </text:p>
            <text:p text:style-name="Table_20_Contents"><text:span text:style-name="T5">PotlatchClient/src/com/pataniqa/coursera/potlatch/ui/</text:span><text:span text:style-name="T1">ViewGiftActivity.java (lines 204 – 230, 232 – 250)</text:span></text:p>
            <text:p text:style-name="Table_20_Contents"><text:span text:style-name="T5">PotlatchClient/src/com/pataniqa/coursera/potlatch/ui/</text:span><text:span text:style-name="T1">CreateGiftActivity.java (lines 48-97)</text:span></text:p>
          </table:table-cell>
        </table:table-row>
        <table:table-row>
          <table:table-cell table:style-name="Table3.A2" office:value-type="float" office:value="11">
            <text:p text:style-name="Table_20_Contents">11</text:p>
          </table:table-cell>
          <table:table-cell table:style-name="Table3.B2" office:value-type="string">
            <text:p text:style-name="Table_20_Contents">Gift data is stored to and retrieved from a web-based service accessible in the cloud.</text:p>
          </table:table-cell>
          <table:table-cell table:style-name="Table3.C2" office:value-type="string">
            <text:p text:style-name="Table_20_Contents">Yes. This is demonstrated in the video. For the client see the code cited for requirement 5.</text:p>
            <text:p text:style-name="P2">For the server see</text:p>
            <text:p text:style-name="P3">PotlatchServer/src/main/java/com/pataniqa/coursera/potlatch/server/GiftChainService.java (lines 28 - 53)</text:p>
            <text:p text:style-name="P3">PotlatchServer/src/main/java/com/pataniqa/coursera/potlatch/server/GiftService.java (lines 74 - 267)</text:p>
            <text:p text:style-name="P3">PotlatchServer/src/main/java/com/pataniqa/coursera/potlatch/server/UserService.java (lines 32 - 58)</text:p>
          </table:table-cell>
        </table:table-row>
        <table:table-row>
          <table:table-cell table:style-name="Table3.A2" office:value-type="float" office:value="12">
            <text:p text:style-name="Table_20_Contents">12</text:p>
          </table:table-cell>
          <table:table-cell table:style-name="Table3.B2" office:value-type="string">
            <text:p text:style-name="Table_20_Contents">The post operation used to store Gift data requires an authenticated user account. </text:p>
          </table:table-cell>
          <table:table-cell table:style-name="Table3.C2" office:value-type="string">
            <text:p text:style-name="Table_20_Contents">Yes. All operations using the cloud store require the user to be authenticated.<text:span text:style-name="T1"> </text:span><text:span text:style-name="T5">PotlatchServer/src/main/java/com/pataniqa/coursera/potlatch/auth/</text:span><text:span text:style-name="T1">Oauth2SecurityConfiguration.java (lines 92 – 103).</text:span></text:p>
          </table:table-cell>
        </table:table-row>
        <table:table-row>
          <table:table-cell table:style-name="Table3.A2" office:value-type="float" office:value="13">
            <text:p text:style-name="Table_20_Contents">13</text:p>
          </table:table-cell>
          <table:table-cell table:style-name="Table3.B2" office:value-type="string">
            <text:p text:style-name="Table_20_Contents">Users can view Gifts that have been posted. </text:p>
          </table:table-cell>
          <table:table-cell table:style-name="Table3.C2" office:value-type="string">
            <text:p text:style-name="Table_20_Contents">Yes. This is demonstrated in the video. </text:p>
            <text:p text:style-name="Table_20_Contents"><text:span text:style-name="T5">PotlatchClient/src/com/pataniqa/coursera/potlatch/ui/</text:span><text:span text:style-name="T1">ListGiftsActivity.java (lines 312 – 331)</text:span></text:p>
            <text:p text:style-name="Table_20_Contents"><text:soft-page-break/><text:span text:style-name="T5">PotlatchClient/src/com/pataniqa/coursera/potlatch/ui/</text:span><text:span text:style-name="T1">GiftDataArrayAdapter.java (lines 121 -129)</text:span></text:p>
          </table:table-cell>
        </table:table-row>
        <table:table-row>
          <table:table-cell table:style-name="Table3.A2" office:value-type="float" office:value="14">
            <text:p text:style-name="Table_20_Contents">14</text:p>
          </table:table-cell>
          <table:table-cell table:style-name="Table3.B2" office:value-type="string">
            <text:p text:style-name="Table_20_Contents">Users can do text searches for Gifts performed only on the Gift's title.</text:p>
          </table:table-cell>
          <table:table-cell table:style-name="Table3.C2" office:value-type="string">
            <text:p text:style-name="Table_20_Contents">Yes. This is demonstrated in the video. </text:p>
            <text:p text:style-name="Table_20_Contents"><text:span text:style-name="T5">PotlatchClient/src/com/pataniqa/coursera/potlatch/ui/</text:span><text:span text:style-name="T1">ListGiftsActivity.java (lines 144 – 168). </text:span></text:p>
          </table:table-cell>
        </table:table-row>
        <table:table-row>
          <table:table-cell table:style-name="Table3.A2" office:value-type="float" office:value="15">
            <text:p text:style-name="Table_20_Contents">15</text:p>
          </table:table-cell>
          <table:table-cell table:style-name="Table3.B2" office:value-type="string">
            <text:p text:style-name="Table_20_Contents">Gifts matching the search criterion are returned for user viewing.</text:p>
          </table:table-cell>
          <table:table-cell table:style-name="Table3.C2" office:value-type="string">
            <text:p text:style-name="Table_20_Contents">Yes - see the video.<text:span text:style-name="T1"> </text:span></text:p>
            <text:p text:style-name="Table_20_Contents"><text:span text:style-name="T5">PotlatchClient/src/com/pataniqa/coursera/potlatch/ui/</text:span><text:span text:style-name="T1">ListGiftsActivity.java (lines 144 – 168). </text:span></text:p>
            <text:p text:style-name="Table_20_Contents"><text:span text:style-name="T5">PotlatchClient/src/com/pataniqa/coursera/potlatch/ui/</text:span><text:span text:style-name="T1">GiftActivity.java (lines 123 – 135)</text:span></text:p>
            <text:p text:style-name="P3">PotlatchServer/src/main/java/com/pataniqa/coursera/potlatch/server/GiftService.java (lines 162 - 242)</text:p>
          </table:table-cell>
        </table:table-row>
        <table:table-row>
          <table:table-cell table:style-name="Table3.A2" office:value-type="float" office:value="16">
            <text:p text:style-name="Table_20_Contents">16</text:p>
          </table:table-cell>
          <table:table-cell table:style-name="Table3.B2" office:value-type="string">
            <text:p text:style-name="Table_20_Contents">Users can indicate they were touched by a Gift at most once per Gift (i.e. double touching is not allowed) and can also flag Gifts as being obscene or inappropriate. Users can set a preference that prevents the display of Gifts flagged as obscene or inappropriate. </text:p>
          </table:table-cell>
          <table:table-cell table:style-name="Table3.C2" office:value-type="string">
            <text:p text:style-name="Table_20_Contents">Yes - see the video. </text:p>
            <text:p text:style-name="Table_20_Contents"><text:span text:style-name="T5">PotlatchClient/src/com/pataniqa/coursera/potlatch/ui/</text:span><text:span text:style-name="T1">GiftDataArrayAdapter.java (lines 130 – 150)</text:span></text:p>
            <text:p text:style-name="P3">PotlatchClient/src/com/pataniqa/coursera/potlatch/ui/GiftQuery (lines 124 – 133).</text:p>
            <text:p text:style-name="P3">PotlatchServer/src/main/java/com/pataniqa/coursera/potlatch/server/GiftService.java (lines 339 – 343).</text:p>
            <text:p text:style-name="P3"/>
          </table:table-cell>
        </table:table-row>
        <table:table-row>
          <table:table-cell table:style-name="Table3.A2" office:value-type="float" office:value="17">
            <text:p text:style-name="Table_20_Contents">17</text:p>
          </table:table-cell>
          <table:table-cell table:style-name="Table3.B2" office:value-type="string">
            <text:p text:style-name="Table_20_Contents">Touched counts are displayed with each gift. These counts can be periodically updated in accordance with user-specified preference (e.g. touched counts are updated every 1, 5 or 60 minutes) via push notifications for continuous updates.</text:p>
          </table:table-cell>
          <table:table-cell table:style-name="Table3.C2" office:value-type="string">
            <text:p text:style-name="Table_20_Contents">The results and touched counts are periodically updated, but it is not done by push notifications: instead the client manually polling the server. See the design documentation for a discussion about why this approach was taken. The update functionality is demonstrated in the video. </text:p>
            <text:p text:style-name="P3">PotlatchClient/res/values/arrays.xml</text:p>
            <text:p text:style-name="Table_20_Contents"><text:span text:style-name="T5">PotlatchClient/src/com/pataniqa/coursera/potlatch/ui/</text:span><text:span text:style-name="T1">ListGiftsActivity.java (lines 188 – 208)</text:span></text:p>
          </table:table-cell>
        </table:table-row>
        <table:table-row>
          <table:table-cell table:style-name="Table3.A2" office:value-type="float" office:value="18">
            <text:p text:style-name="Table_20_Contents">18</text:p>
          </table:table-cell>
          <table:table-cell table:style-name="Table3.B2" office:value-type="string">
            <text:p text:style-name="Table_20_Contents">App can display information about the top "gift givers" i.e. those whose Gifts have touched the most people.</text:p>
          </table:table-cell>
          <table:table-cell table:style-name="Table3.C2" office:value-type="string">
            <text:p text:style-name="Table_20_Contents">Yes – this is demonstrated in the video. </text:p>
            <text:p text:style-name="P3">PotlatchServer/src/main/java/com/pataniqa/coursera/potlatch/server/GiftService.java (lines 211 – 242) </text:p>
            <text:p text:style-name="P3">PotlatchClient/src/com/pataniqa/coursera/potlatch/ui/GiftQuery (lines 129)</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Butler</meta:initial-creator>
    <meta:creation-date>2014-10-19T19:35:56</meta:creation-date>
    <dc:date>2014-10-20T05:45:10</dc:date>
    <dc:creator>Mark Butler</dc:creator>
    <meta:editing-duration>PT50M4S</meta:editing-duration>
    <meta:editing-cycles>48</meta:editing-cycles>
    <meta:generator>OpenOffice/4.1.0$Unix OpenOffice.org_project/410m18$Build-9764</meta:generator>
    <meta:document-statistic meta:table-count="3" meta:image-count="0" meta:object-count="0" meta:page-count="4" meta:paragraph-count="115" meta:word-count="906" meta:character-count="8247"/>
  </office:meta>
</office:document-meta>
</file>